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77000000D9E1757B58.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4cm"/>
    </style:style>
    <style:style style:name="pr4" style:family="presentation" style:parent-style-name="BrightBlue-title">
      <style:graphic-properties fo:min-height="3.467cm"/>
    </style:style>
    <style:style style:name="pr5" style:family="presentation" style:parent-style-name="BrightBlue-outline1">
      <style:graphic-properties fo:min-height="11.929cm"/>
    </style:style>
    <style:style style:name="pr6" style:family="presentation" style:parent-style-name="BrightBlue-title">
      <style:graphic-properties draw:auto-grow-height="true" fo:min-height="3.908cm"/>
    </style:style>
    <style:style style:name="pr7" style:family="presentation" style:parent-style-name="BrightBlue-title">
      <style:graphic-properties draw:auto-grow-height="true" fo:min-height="4.832cm"/>
    </style:style>
    <style:style style:name="pr8" style:family="presentation" style:parent-style-name="Padrão-outline1">
      <style:graphic-properties fo:min-height="11.929cm"/>
    </style:style>
    <style:style style:name="pr9" style:family="presentation" style:parent-style-name="Padrão-notes">
      <style:graphic-properties draw:fill-color="#ffffff" draw:auto-grow-height="true" fo:min-height="13.364cm"/>
    </style:style>
    <style:style style:name="P1" style:family="paragraph">
      <style:paragraph-properties fo:text-align="center"/>
      <style:text-properties fo:font-size="32pt"/>
    </style:style>
    <style:style style:name="P2" style:family="paragraph">
      <style:text-properties fo:font-size="32pt"/>
    </style:style>
    <style:style style:name="P3" style:family="paragraph">
      <style:text-properties fo:font-size="58pt" style:font-size-asian="58pt" style:font-size-complex="58pt"/>
    </style:style>
    <style:style style:name="P4" style:family="paragraph">
      <style:text-properties fo:font-size="60pt" style:font-size-asian="60pt" style:font-size-complex="60pt"/>
    </style:style>
    <style:style style:name="P5" style:family="paragraph">
      <style:text-properties fo:font-size="36pt" style:font-size-asian="36pt" style:font-size-complex="36pt"/>
    </style:style>
    <style:style style:name="P6" style:family="paragraph">
      <style:paragraph-properties fo:text-align="start"/>
      <style:text-properties fo:font-size="36pt" style:font-size-asian="36pt" style:font-size-complex="36pt"/>
    </style:style>
    <style:style style:name="P7" style:family="paragraph">
      <style:text-properties fo:font-size="48pt" style:font-size-asian="48pt" style:font-size-complex="48pt"/>
    </style:style>
    <style:style style:name="P8" style:family="paragraph">
      <style:text-properties fo:font-size="20pt"/>
    </style:style>
    <style:style style:name="P9" style:family="paragraph">
      <style:paragraph-properties fo:margin-left="0cm" fo:margin-right="0cm" fo:text-align="center" fo:text-indent="0cm"/>
      <style:text-properties fo:font-size="96pt" fo:font-style="normal" style:text-underline-style="none" fo:font-weight="bold" style:font-size-asian="96pt" style:font-size-complex="96pt"/>
    </style:style>
    <style:style style:name="T1" style:family="text">
      <style:text-properties fo:font-size="58pt" style:font-size-asian="58pt" style:font-size-complex="58pt"/>
    </style:style>
    <style:style style:name="T2" style:family="text">
      <style:text-properties fo:font-size="60pt" style:font-size-asian="60pt" style:font-size-complex="60pt"/>
    </style:style>
    <style:style style:name="T3" style:family="text">
      <style:text-properties fo:font-size="36pt" style:font-size-asian="36pt" style:font-size-complex="36pt"/>
    </style:style>
    <style:style style:name="T4" style:family="text">
      <style:text-properties fo:font-size="32pt" style:font-size-asian="32pt" style:font-size-complex="32pt"/>
    </style:style>
    <style:style style:name="T5" style:family="text">
      <style:text-properties fo:font-size="48pt" style:font-size-asian="48pt" style:font-size-complex="48pt"/>
    </style:style>
    <style:style style:name="T6" style:family="text">
      <style:text-properties fo:font-size="96pt" style:font-size-asian="96pt" style:font-size-complex="9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draw:frame presentation:style-name="pr1" draw:layer="layout" svg:width="20.8cm" svg:height="3.467cm" svg:x="0.6cm" svg:y="0.8cm" presentation:class="title" presentation:user-transformed="true">
          <draw:text-box>
            <text:p>Projeto Final de LP I</text:p>
          </draw:text-box>
        </draw:frame>
        <draw:frame presentation:style-name="pr2" draw:text-style-name="P1" draw:layer="layout" svg:width="25.2cm" svg:height="15.193cm" svg:x="1.4cm" svg:y="3.559cm" presentation:class="subtitle" presentation:user-transformed="true">
          <draw:text-box>
            <text:p text:style-name="P1"><text:line-break/><text:line-break/>Projeto Final da Disciplina<text:line-break/> Linguagem de Programação I</text:p>
            <text:p text:style-name="P2"/>
            <text:p text:style-name="P1">Professor: Leandro Marzulo</text:p>
            <text:p text:style-name="P2"/>
            <text:p text:style-name="P1">Integrantes:</text:p>
            <text:p text:style-name="P2">Murilo de Jesus</text:p>
            <text:p text:style-name="P2">Ysllan Ewerthon<text:line-break/>José Emiliano</text:p>
            <text:p text:style-name="P2"/>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BrightBlue" presentation:presentation-page-layout-name="AL2T1">
        <draw:frame presentation:style-name="pr4" draw:layer="layout" svg:width="19.5cm" svg:height="3.467cm" svg:x="1.4cm" svg:y="0.8cm" presentation:class="title" presentation:user-transformed="true">
          <draw:text-box>
            <text:p>Objetivos</text:p>
          </draw:text-box>
        </draw:frame>
        <draw:frame presentation:style-name="pr5" draw:layer="layout" svg:width="25.2cm" svg:height="12.179cm" svg:x="1.4cm" svg:y="5.066cm" presentation:class="outline">
          <draw:text-box>
            <text:list text:style-name="L2">
              <text:list-header>
                <text:p>Esse projeto tem o propósito de ser um sistema de gerenciar os alunos e turmas de um curso de graduação. O programa utiliza três listas encadeadas, uma para professor, uma para alunos e uma para turmas. Nos próximos slides iremos explicar a codificação de nosso programa.</text:p>
              </text:list-header>
            </text:list>
          </draw:text-box>
        </draw:frame>
        <presentation:notes draw:style-name="dp2">
          <draw:page-thumbnail draw:style-name="gr1" draw:layer="layout" svg:width="17cm" svg:height="9.56cm" svg:x="2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BrightBlue" presentation:presentation-page-layout-name="AL2T1">
        <draw:frame presentation:style-name="pr1" draw:layer="layout" svg:width="19.5cm" svg:height="3.467cm" svg:x="1.4cm" svg:y="0.8cm" presentation:class="title">
          <draw:text-box>
            <text:p>Arquivos “.c” e “.h”</text:p>
          </draw:text-box>
        </draw:frame>
        <draw:frame presentation:style-name="pr5" draw:layer="layout" svg:width="25.2cm" svg:height="12.179cm" svg:x="1.4cm" svg:y="5.066cm" presentation:class="outline">
          <draw:text-box>
            <text:list text:style-name="L2">
              <text:list-item>
                <text:p>main.c - main.h<text:tab/><text:tab/><text:tab/><text:tab/></text:p>
              </text:list-item>
              <text:list-item>
                <text:p>turma.c - turma.h</text:p>
              </text:list-item>
              <text:list-item>
                <text:p>aluno.c - aluno.h</text:p>
              </text:list-item>
              <text:list-item>
                <text:p>professor.c - professor.h </text:p>
              </text:list-item>
              <text:list-item>
                <text:p>auxiliar.c - auxiliar.h</text:p>
              </text:list-item>
            </text:list>
          </draw:text-box>
        </draw:frame>
        <presentation:notes draw:style-name="dp2">
          <draw:page-thumbnail draw:style-name="gr1" draw:layer="layout" svg:width="17cm" svg:height="9.56cm" svg:x="2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1" draw:master-page-name="BrightBlue" presentation:presentation-page-layout-name="AL2T1">
        <draw:frame presentation:style-name="pr1" draw:text-style-name="P3" draw:layer="layout" svg:width="21.6cm" svg:height="4.581cm" svg:x="0cm" svg:y="1.411cm" presentation:class="title" presentation:user-transformed="true">
          <draw:text-box>
            <text:p text:style-name="P3"><text:span text:style-name="T1">Entendendo o auxiliar.c</text:span><text:span text:style-name="T1"><text:line-break/></text:span><text:span text:style-name="T1"/></text:p>
          </draw:text-box>
        </draw:frame>
        <draw:frame presentation:style-name="pr5" draw:layer="layout" svg:width="24.639cm" svg:height="12.179cm" svg:x="1.4cm" svg:y="4.914cm" presentation:class="outline" presentation:user-transformed="true">
          <draw:text-box>
            <text:list text:style-name="L2">
              <text:list-header>
                <text:p><text:line-break/>No início do arquivo auxiliar.c temos a importação das bibliotecas stdio.h e stdlib.h. Ainda no cabeçalho temos a definição da constante TAM com o valor igual a 100, já que esse valor seria utilizado como o tamanho dos valores de entrada e saída.</text:p>
                <text:p>Dentro do auxiliar.c acontece a declaração das funções menuPrincipal, <text:s text:c="2"/>menuTurmas, menuAlunos, menuProfessores, que <text:s/>serão responsáveis por invocar seus respectivos menus.</text:p>
              </text:list-header>
            </text:list>
          </draw:text-box>
        </draw:frame>
        <presentation:notes draw:style-name="dp2">
          <draw:page-thumbnail draw:style-name="gr1" draw:layer="layout" svg:width="17cm" svg:height="9.56cm" svg:x="2cm" svg:y="2.5cm" draw:page-number="4" presentation:class="page"/>
          <draw:frame presentation:style-name="pr3" draw:layer="layout" svg:width="17cm" svg:height="14cm" svg:x="2cm" svg:y="13cm" presentation:class="notes" presentation:placeholder="true">
            <draw:text-box/>
          </draw:frame>
        </presentation:notes>
      </draw:page>
      <draw:page draw:name="page5" draw:style-name="dp1" draw:master-page-name="BrightBlue" presentation:presentation-page-layout-name="AL2T1">
        <draw:frame presentation:style-name="pr6" draw:layer="layout" svg:width="22.8cm" svg:height="3.908cm" svg:x="0cm" svg:y="0.492cm" presentation:class="title" presentation:user-transformed="true">
          <draw:text-box>
            <text:p>Entendendo a main.c</text:p>
          </draw:text-box>
        </draw:frame>
        <draw:frame presentation:style-name="pr5" draw:layer="layout" svg:width="24.639cm" svg:height="15.486cm" svg:x="1.4cm" svg:y="4.914cm" presentation:class="outline" presentation:user-transformed="true">
          <draw:text-box>
            <text:list text:style-name="L2">
              <text:list-header>
                <text:p><text:line-break/>Na main.c é invocada a função responsável pela impressão do Menu Principal do programa na tela. O Menu será gerado de forma que o critério de saída é a tecla “Q” e haverá suas opções para entrada em submenus. Caso o usuário digite algo diferente o programa irá insistir no menu até que seja escolhida uma opção válida. Ainda na main.c temos a declaração das structs aluno, turma e professores que serão utilizadas.<text:line-break/><text:line-break/><text:line-break/>As <text:s/>opções que levam para seus respectivos submenus são:</text:p>
              </text:list-header>
              <text:list-item>
                <text:p>[T] – Turma</text:p>
              </text:list-item>
              <text:list-item>
                <text:p>[A] – Alunos</text:p>
              </text:list-item>
              <text:list-item>
                <text:p>[P] – Professores<text:line-break/><text:line-break/></text:p>
              </text:list-item>
            </text:list>
          </draw:text-box>
        </draw:frame>
        <presentation:notes draw:style-name="dp2">
          <draw:page-thumbnail draw:style-name="gr1" draw:layer="layout" svg:width="17cm" svg:height="9.56cm" svg:x="2cm" svg:y="2.5cm" draw:page-number="5" presentation:class="page"/>
          <draw:frame presentation:style-name="pr3"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text-style-name="P4" draw:layer="layout" svg:width="22.2cm" svg:height="3.467cm" svg:x="0cm" svg:y="0.8cm" presentation:class="title" presentation:user-transformed="true">
          <draw:text-box>
            <text:p text:style-name="P4"><text:span text:style-name="T2">Entendendo o turma.c</text:span></text:p>
          </draw:text-box>
        </draw:frame>
        <draw:frame presentation:style-name="pr5" draw:text-style-name="P5" draw:layer="layout" svg:width="25.2cm" svg:height="12.179cm" svg:x="1.4cm" svg:y="5.066cm" presentation:class="outline">
          <draw:text-box>
            <text:list text:style-name="L2">
              <text:list-header>
                <text:p text:style-name="P5"><text:span text:style-name="T3"/></text:p>
                <text:p text:style-name="P6"><text:span text:style-name="T3">O arquivo turma.c é o responsável por conter</text:span><text:span text:style-name="T3"><text:tab/></text:span><text:span text:style-name="T3"> structs funcionais e que fazem a criação,</text:span><text:span text:style-name="T3"><text:tab/></text:span><text:span text:style-name="T3"> exclusão, alteração, busca e listagem de</text:span><text:span text:style-name="T3"><text:tab/></text:span><text:span text:style-name="T3"> turmas. <text:s/>A criação de turmas é realizada</text:span><text:span text:style-name="T3"><text:tab/></text:span><text:span text:style-name="T3"> utilizando malloc. Além disso é possível a</text:span><text:span text:style-name="T3"><text:tab/></text:span><text:span text:style-name="T3"><text:tab/></text:span><text:span text:style-name="T3"> inclusão ou a remoção de um aluno através</text:span><text:span text:style-name="T3"><text:tab/></text:span><text:span text:style-name="T3"> desta implementação que utiliza listas</text:span><text:span text:style-name="T3"><text:tab/></text:span><text:span text:style-name="T3"> encadeadas.</text:span></text:p>
              </text:list-header>
            </text:list>
          </draw:text-box>
        </draw:frame>
        <presentation:notes draw:style-name="dp2">
          <draw:page-thumbnail draw:style-name="gr1" draw:layer="layout" svg:width="17cm" svg:height="9.56cm" svg:x="2cm" svg:y="2.5cm" draw:page-number="6" presentation:class="page"/>
          <draw:frame presentation:style-name="pr3" draw:layer="layout" svg:width="17cm" svg:height="14cm" svg:x="2cm" svg:y="13cm" presentation:class="notes" presentation:placeholder="true">
            <draw:text-box/>
          </draw:frame>
        </presentation:notes>
      </draw:page>
      <draw:page draw:name="page7" draw:style-name="dp1" draw:master-page-name="BrightBlue" presentation:presentation-page-layout-name="AL2T1">
        <draw:frame presentation:style-name="pr1" draw:layer="layout" svg:width="22.2cm" svg:height="3.467cm" svg:x="0cm" svg:y="0.699cm" presentation:class="title" presentation:user-transformed="true">
          <draw:text-box>
            <text:p text:style-name="P4"><text:span text:style-name="T2">Entendendo o aluno.c</text:span></text:p>
          </draw:text-box>
        </draw:frame>
        <draw:frame presentation:style-name="pr5" draw:layer="layout" svg:width="24.639cm" svg:height="12.8cm" svg:x="1.6cm" svg:y="7cm" presentation:class="outline" presentation:user-transformed="true">
          <draw:text-box>
            <text:list text:style-name="L2">
              <text:list-header>
                <text:p><text:span text:style-name="T4">No arquivo aluno.c é possível observar as funções responsáveis pela inserção e exclusão de um aluno e também estruturas responsáveis pela criação (com malloc), alteração, busca e listagem. Acessando o menu estas opções ficam disponíveis para acesso na lista encadeada que guarda os alunos cadastrados.</text:span></text:p>
              </text:list-header>
            </text:list>
          </draw:text-box>
        </draw:frame>
        <presentation:notes draw:style-name="dp2">
          <draw:page-thumbnail draw:style-name="gr1" draw:layer="layout" svg:width="17cm" svg:height="9.56cm" svg:x="2cm" svg:y="2.5cm" draw:page-number="7" presentation:class="page"/>
          <draw:frame presentation:style-name="pr3" draw:layer="layout" svg:width="17cm" svg:height="14cm" svg:x="2cm" svg:y="13cm" presentation:class="notes" presentation:placeholder="true">
            <draw:text-box/>
          </draw:frame>
        </presentation:notes>
      </draw:page>
      <draw:page draw:name="page8" draw:style-name="dp1" draw:master-page-name="BrightBlue" presentation:presentation-page-layout-name="AL2T1">
        <draw:frame presentation:style-name="pr7" draw:text-style-name="P7" draw:layer="layout" svg:width="23.8cm" svg:height="4.832cm" svg:x="0cm" svg:y="0.2cm" presentation:class="title" presentation:user-transformed="true">
          <draw:text-box>
            <text:p text:style-name="P7"><text:span text:style-name="T5">Entendendo o professor.c</text:span></text:p>
          </draw:text-box>
        </draw:frame>
        <draw:frame presentation:style-name="pr5" draw:layer="layout" svg:width="25.2cm" svg:height="12.179cm" svg:x="1.601cm" svg:y="5.821cm" presentation:class="outline" presentation:user-transformed="true">
          <draw:text-box>
            <text:list text:style-name="L2">
              <text:list-header>
                <text:p><text:span text:style-name="T4"/></text:p>
                <text:p><text:span text:style-name="T4">No arquivo professor.c temos estruturas e funções. As funções existentes são responsáveis pela inserção de um novo professor na lista encadeada e a exclusão de um professor da lista. Além disso temos as estruturas de manipulação dos dados responsáveis pela criação de um novo professor (malloc), alteração, busca e listagem.</text:span></text:p>
              </text:list-header>
            </text:list>
          </draw:text-box>
        </draw:frame>
        <draw:frame presentation:style-name="pr5" draw:layer="layout" svg:width="24.639cm" svg:height="12.8cm" svg:x="1.601cm" svg:y="7cm" presentation:class="outline" presentation:user-transformed="true">
          <draw:text-box>
            <text:list text:style-name="L2">
              <text:list-header>
                <text:p><text:span text:style-name="T4"/></text:p>
              </text:list-header>
            </text:list>
          </draw:text-box>
        </draw:frame>
        <presentation:notes draw:style-name="dp2">
          <draw:page-thumbnail draw:style-name="gr1" draw:layer="layout" svg:width="17cm" svg:height="9.56cm" svg:x="2cm" svg:y="2.5cm" draw:page-number="8" presentation:class="page"/>
          <draw:frame presentation:style-name="pr3" draw:text-style-name="P8" draw:layer="layout" svg:width="17cm" svg:height="14cm" svg:x="2cm" svg:y="13cm" presentation:class="notes" presentation:placeholder="true">
            <draw:text-box/>
          </draw:frame>
        </presentation:notes>
      </draw:page>
      <draw:page draw:name="page9" draw:style-name="dp1" draw:master-page-name="BrightBlue" presentation:presentation-page-layout-name="AL2T1">
        <draw:frame presentation:style-name="pr1" draw:text-style-name="P7" draw:layer="layout" svg:width="19.5cm" svg:height="3.467cm" svg:x="0.2cm" svg:y="0.8cm" presentation:class="title" presentation:user-transformed="true">
          <draw:text-box>
            <text:p text:style-name="P7"><text:span text:style-name="T5">Resumo dos Arquivos “.h”</text:span></text:p>
          </draw:text-box>
        </draw:frame>
        <draw:frame presentation:style-name="pr5" draw:layer="layout" svg:width="24.639cm" svg:height="12.179cm" svg:x="1.6cm" svg:y="4.914cm" presentation:class="outline" presentation:user-transformed="true">
          <draw:text-box>
            <text:list text:style-name="L2">
              <text:list-header>
                <text:p><text:line-break/>Como pode ser observado nos slides iniciais, cada arquivo “.c” tem seu respectivo “.h”. Em suma cada um desses headers file têm os respectivos protótipos de funções além de definição de estruturas de manipulação de dados que irão ser utilizadas em cada um dos arquivos “.c” desse projeto.</text:p>
                <text:p>Eles se completam e trabalham de forma integrada sendo incluídos pela diretiva de pré-processamento no topo de cada arquivo “.c” deste projeto. </text:p>
              </text:list-header>
            </text:list>
          </draw:text-box>
        </draw:frame>
        <presentation:notes draw:style-name="dp2">
          <draw:page-thumbnail draw:style-name="gr1" draw:layer="layout" svg:width="17cm" svg:height="9.56cm" svg:x="2cm" svg:y="2.5cm" draw:page-number="9" presentation:class="page"/>
          <draw:frame presentation:style-name="pr3" draw:text-style-name="P8" draw:layer="layout" svg:width="17cm" svg:height="14cm" svg:x="2cm" svg:y="13cm" presentation:class="notes" presentation:placeholder="true">
            <draw:text-box/>
          </draw:frame>
        </presentation:notes>
      </draw:page>
      <draw:page draw:name="page10" draw:style-name="dp1" draw:master-page-name="Padrão">
        <office:forms form:automatic-focus="false" form:apply-design-mode="false"/>
        <draw:frame presentation:style-name="pr8" draw:text-style-name="P9" draw:layer="layout" svg:width="12.023cm" svg:height="3.379cm" svg:x="8cm" svg:y="8.621cm" presentation:class="outline" presentation:user-transformed="true">
          <draw:text-box>
            <text:p text:style-name="P9"><text:span text:style-name="T6">FIM</text:span></text:p>
          </draw:text-box>
        </draw:frame>
        <presentation:notes draw:style-name="dp2">
          <draw:page-thumbnail draw:style-name="gr1" draw:layer="layout" svg:width="14.848cm" svg:height="11.136cm" svg:x="3.075cm" svg:y="2.257cm" draw:page-number="10"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background" style:family="presentation">
      <style:graphic-properties draw:stroke="none" draw:fill="solid" draw:fill-color="#aea79f" draw:fill-image-width="0cm" draw:fill-image-height="0cm"/>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left="0cm" fo:margin-right="0cm" fo:margin-top="0cm" fo:margin-bottom="0.4cm" fo:text-indent="0cm"/>
      <style:text-properties fo:font-size="28pt" style:font-size-asian="28pt" style:font-size-complex="28pt"/>
    </style:style>
    <style:style style:name="Padrão-outline3" style:family="presentation" style:parent-style-name="Padrão-outline2">
      <style:paragraph-properties fo:margin-left="0cm" fo:margin-right="0cm" fo:margin-top="0cm" fo:margin-bottom="0.3cm" fo:text-indent="0cm"/>
      <style:text-properties fo:font-size="24pt" style:font-size-asian="24pt" style:font-size-complex="24pt"/>
    </style:style>
    <style:style style:name="Padrão-outline4" style:family="presentation" style:parent-style-name="Padrão-outline3">
      <style:paragraph-properties fo:margin-left="0cm" fo:margin-right="0cm" fo:margin-top="0cm" fo:margin-bottom="0.2cm" fo:text-indent="0cm"/>
      <style:text-properties fo:font-size="20pt" style:font-size-asian="20pt" style:font-size-complex="20pt"/>
    </style:style>
    <style:style style:name="Padrão-outline5" style:family="presentation" style:parent-style-name="Padrão-outline4">
      <style:paragraph-properties fo:margin-left="0cm" fo:margin-right="0cm" fo:margin-top="0cm" fo:margin-bottom="0.1cm" fo:text-indent="0cm"/>
      <style:text-properties fo:font-size="20pt" style:font-size-asian="20pt" style:font-size-complex="20pt"/>
    </style:style>
    <style:style style:name="Padrão-outline6" style:family="presentation" style:parent-style-name="Padrão-outline5">
      <style:paragraph-properties fo:margin-left="0cm" fo:margin-right="0cm" fo:margin-top="0cm" fo:margin-bottom="0.1cm" fo:text-indent="0cm"/>
      <style:text-properties fo:font-size="20pt" style:font-size-asian="20pt" style:font-size-complex="20pt"/>
    </style:style>
    <style:style style:name="Padrão-outline7" style:family="presentation" style:parent-style-name="Padrão-outline6">
      <style:paragraph-properties fo:margin-left="0cm" fo:margin-right="0cm" fo:margin-top="0cm" fo:margin-bottom="0.1cm" fo:text-indent="0cm"/>
      <style:text-properties fo:font-size="20pt" style:font-size-asian="20pt" style:font-size-complex="20pt"/>
    </style:style>
    <style:style style:name="Padrão-outline8" style:family="presentation" style:parent-style-name="Padrão-outline7">
      <style:paragraph-properties fo:margin-left="0cm" fo:margin-right="0cm" fo:margin-top="0cm" fo:margin-bottom="0.1cm" fo:text-indent="0cm"/>
      <style:text-properties fo:font-size="20pt" style:font-size-asian="20pt" style:font-size-complex="20pt"/>
    </style:style>
    <style:style style:name="Padrão-outline9" style:family="presentation" style:parent-style-name="Padrão-outline8">
      <style:paragraph-properties fo:margin-left="0cm" fo:margin-right="0cm" fo:margin-top="0cm" fo:margin-bottom="0.1cm" fo:text-indent="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solid" draw:fill-color="#aea79f" draw:fill-image-width="0cm" draw:fill-image-height="0cm"/>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718cm" fo:text-indent="0cm"/>
      <style:text-properties style:use-window-font-color="true" style:text-outline="false" style:text-line-through-style="none" style:text-line-through-type="none" style:font-name="Liberation Sans1" fo:font-family="'Liberation Sans'" style:font-family-generic="swiss" style:font-pitch="variable" fo:font-size="46.2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575cm" fo:text-indent="0cm"/>
      <style:text-properties fo:font-size="40.5pt" style:font-size-asian="28pt" style:font-size-complex="28pt"/>
    </style:style>
    <style:style style:name="BrightBlue-outline3" style:family="presentation" style:parent-style-name="BrightBlue-outline2">
      <style:paragraph-properties fo:margin-left="0cm" fo:margin-right="0cm" fo:margin-top="0cm" fo:margin-bottom="0.43cm" fo:text-indent="0cm"/>
      <style:text-properties fo:font-size="34.7000007629395pt" style:font-size-asian="24pt" style:font-size-complex="24pt"/>
    </style:style>
    <style:style style:name="BrightBlue-outline4" style:family="presentation" style:parent-style-name="BrightBlue-outline3">
      <style:paragraph-properties fo:margin-left="0cm" fo:margin-right="0cm" fo:margin-top="0cm" fo:margin-bottom="0.286cm" fo:text-indent="0cm"/>
      <style:text-properties fo:font-size="29pt" style:font-size-asian="20pt" style:font-size-complex="20pt"/>
    </style:style>
    <style:style style:name="BrightBlue-outline5" style:family="presentation" style:parent-style-name="BrightBlue-outline4">
      <style:paragraph-properties fo:margin-left="0cm" fo:margin-right="0cm" fo:margin-top="0cm" fo:margin-bottom="0.142cm" fo:text-indent="0cm"/>
      <style:text-properties fo:font-size="29pt" style:font-size-asian="20pt" style:font-size-complex="20pt"/>
    </style:style>
    <style:style style:name="BrightBlue-outline6" style:family="presentation" style:parent-style-name="BrightBlue-outline5">
      <style:paragraph-properties fo:margin-left="0cm" fo:margin-right="0cm" fo:margin-top="0cm" fo:margin-bottom="0.142cm" fo:text-indent="0cm"/>
      <style:text-properties fo:font-size="29pt" style:font-size-asian="20pt" style:font-size-complex="20pt"/>
    </style:style>
    <style:style style:name="BrightBlue-outline7" style:family="presentation" style:parent-style-name="BrightBlue-outline6">
      <style:paragraph-properties fo:margin-left="0cm" fo:margin-right="0cm" fo:margin-top="0cm" fo:margin-bottom="0.142cm" fo:text-indent="0cm"/>
      <style:text-properties fo:font-size="29pt" style:font-size-asian="20pt" style:font-size-complex="20pt"/>
    </style:style>
    <style:style style:name="BrightBlue-outline8" style:family="presentation" style:parent-style-name="BrightBlue-outline7">
      <style:paragraph-properties fo:margin-left="0cm" fo:margin-right="0cm" fo:margin-top="0cm" fo:margin-bottom="0.142cm" fo:text-indent="0cm"/>
      <style:text-properties fo:font-size="29pt" style:font-size-asian="20pt" style:font-size-complex="20pt"/>
    </style:style>
    <style:style style:name="BrightBlue-outline9" style:family="presentation" style:parent-style-name="BrightBlue-outline8">
      <style:paragraph-properties fo:margin-left="0cm" fo:margin-right="0cm" fo:margin-top="0cm" fo:margin-bottom="0.142cm" fo:text-indent="0cm"/>
      <style:text-properties fo:font-size="29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63.4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aea79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BrightBlue" style:page-layout-name="PM1" draw:style-name="Mdp1">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E1757B58.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djss </meta:initial-creator>
    <meta:creation-date>2014-08-10T22:18:25</meta:creation-date>
    <dc:date>2014-08-15T23:08:30.944565729</dc:date>
    <meta:editing-duration>PT2H37M4S</meta:editing-duration>
    <meta:editing-cycles>6</meta:editing-cycles>
    <meta:generator>LibreOffice/4.2.4.2$Linux_X86_64 LibreOffice_project/420m0$Build-2</meta:generator>
    <meta:document-statistic meta:object-count="73"/>
  </office:meta>
</office:document-meta>
</file>